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70.28mm" svg:y="71.91mm">
            <loext:p draw:notify-on-update-of-ranges="Sheet1.B1:Sheet1.O1 Sheet1.A11:Sheet1.A11 Sheet1.B11:Sheet1.O11 Sheet1.A12:Sheet1.A12 Sheet1.B12:Sheet1.O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.09mm" svg:y="70.6mm">
            <loext:p draw:notify-on-update-of-ranges="Sheet1.A1:Sheet1.A1 Sheet1.B1:Sheet1.O1 Sheet1.A2:Sheet1.A2 Sheet1.B2:Sheet1.O2 Sheet1.A3:Sheet1.A3 Sheet1.B3:Sheet1.O3 Sheet1.A4:Sheet1.A4 Sheet1.B4:Sheet1.O4 Sheet1.A5:Sheet1.A5 Sheet1.B5:Sheet1.O5 Sheet1.A6:Sheet1.A6 Sheet1.B6:Sheet1.O6 Sheet1.A7:Sheet1.A7 Sheet1.B7:Sheet1.O7 Sheet1.A8:Sheet1.A8 Sheet1.B8:Sheet1.O8 Sheet1.A9:Sheet1.A9 Sheet1.B9:Sheet1.O9 Sheet1.A10:Sheet1.A10 Sheet1.B10:Sheet1.O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0.1.0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0.4.0</text:p>
          </table:table-cell>
          <table:table-cell office:value-type="string" calcext:value-type="string">
            <text:p>0.5.0</text:p>
          </table:table-cell>
          <table:table-cell office:value-type="string" calcext:value-type="string">
            <text:p>0.5.1</text:p>
          </table:table-cell>
          <table:table-cell office:value-type="string" calcext:value-type="string">
            <text:p>0.6.0</text:p>
          </table:table-cell>
          <table:table-cell office:value-type="string" calcext:value-type="string">
            <text:p>0.7.0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0.10.0</text:p>
          </table:table-cell>
          <table:table-cell office:value-type="string" calcext:value-type="string">
            <text:p>0.10.1</text:p>
          </table:table-cell>
          <table:table-cell office:value-type="string" calcext:value-type="string">
            <text:p>0.10.2</text:p>
          </table:table-cell>
          <table:table-cell office:value-type="string" calcext:value-type="string">
            <text:p>0.10.3</text:p>
          </table:table-cell>
        </table:table-row>
        <table:table-row table:style-name="ro1">
          <table:table-cell office:value-type="string" calcext:value-type="string">
            <text:p>parse_book</text:p>
          </table:table-cell>
          <table:table-cell office:value-type="float" office:value="9.159" calcext:value-type="float">
            <text:p>9,159</text:p>
          </table:table-cell>
          <table:table-cell office:value-type="float" office:value="5.574" calcext:value-type="float">
            <text:p>5,574</text:p>
          </table:table-cell>
          <table:table-cell office:value-type="float" office:value="5.499" calcext:value-type="float">
            <text:p>5,499</text:p>
          </table:table-cell>
          <table:table-cell office:value-type="float" office:value="5.47" calcext:value-type="float">
            <text:p>5,47</text:p>
          </table:table-cell>
          <table:table-cell office:value-type="float" office:value="5.852" calcext:value-type="float">
            <text:p>5,852</text:p>
          </table:table-cell>
          <table:table-cell office:value-type="float" office:value="6.254" calcext:value-type="float">
            <text:p>6,254</text:p>
          </table:table-cell>
          <table:table-cell office:value-type="float" office:value="6.184" calcext:value-type="float">
            <text:p>6,184</text:p>
          </table:table-cell>
          <table:table-cell office:value-type="float" office:value="6.179" calcext:value-type="float">
            <text:p>6,179</text:p>
          </table:table-cell>
          <table:table-cell office:value-type="float" office:value="6.253" calcext:value-type="float">
            <text:p>6,253</text:p>
          </table:table-cell>
          <table:table-cell office:value-type="float" office:value="6.992" calcext:value-type="float">
            <text:p>6,992</text:p>
          </table:table-cell>
          <table:table-cell office:value-type="float" office:value="7.649" calcext:value-type="float">
            <text:p>7,649</text:p>
          </table:table-cell>
          <table:table-cell office:value-type="float" office:value="7.079" calcext:value-type="float">
            <text:p>7,079</text:p>
          </table:table-cell>
          <table:table-cell office:value-type="float" office:value="7.551" calcext:value-type="float">
            <text:p>7,551</text:p>
          </table:table-cell>
          <table:table-cell office:value-type="float" office:value="7.04" calcext:value-type="float">
            <text:p>7,04</text:p>
          </table:table-cell>
        </table:table-row>
        <table:table-row table:style-name="ro1">
          <table:table-cell office:value-type="string" calcext:value-type="string">
            <text:p>en_html</text:p>
          </table:table-cell>
          <table:table-cell office:value-type="float" office:value="7.352" calcext:value-type="float">
            <text:p>7,352</text:p>
          </table:table-cell>
          <table:table-cell office:value-type="float" office:value="16.371" calcext:value-type="float">
            <text:p>16,371</text:p>
          </table:table-cell>
          <table:table-cell office:value-type="float" office:value="16.458" calcext:value-type="float">
            <text:p>16,458</text:p>
          </table:table-cell>
          <table:table-cell office:value-type="float" office:value="16.48" calcext:value-type="float">
            <text:p>16,48</text:p>
          </table:table-cell>
          <table:table-cell office:value-type="float" office:value="16.335" calcext:value-type="float">
            <text:p>16,335</text:p>
          </table:table-cell>
          <table:table-cell office:value-type="float" office:value="14.796" calcext:value-type="float">
            <text:p>14,796</text:p>
          </table:table-cell>
          <table:table-cell office:value-type="float" office:value="14.721" calcext:value-type="float">
            <text:p>14,721</text:p>
          </table:table-cell>
          <table:table-cell office:value-type="float" office:value="12.995" calcext:value-type="float">
            <text:p>12,995</text:p>
          </table:table-cell>
          <table:table-cell office:value-type="float" office:value="13.168" calcext:value-type="float">
            <text:p>13,168</text:p>
          </table:table-cell>
          <table:table-cell office:value-type="float" office:value="11.464" calcext:value-type="float">
            <text:p>11,464</text:p>
          </table:table-cell>
          <table:table-cell office:value-type="float" office:value="9.725" calcext:value-type="float">
            <text:p>9,725</text:p>
          </table:table-cell>
          <table:table-cell office:value-type="float" office:value="10.051" calcext:value-type="float">
            <text:p>10,051</text:p>
          </table:table-cell>
          <table:table-cell office:value-type="float" office:value="9.648" calcext:value-type="float">
            <text:p>9,648</text:p>
          </table:table-cell>
          <table:table-cell office:value-type="float" office:value="9.287" calcext:value-type="float">
            <text:p>9,287</text:p>
          </table:table-cell>
        </table:table-row>
        <table:table-row table:style-name="ro2">
          <table:table-cell office:value-type="string" calcext:value-type="string">
            <text:p>en_epub</text:p>
          </table:table-cell>
          <table:table-cell office:value-type="float" office:value="35.347" calcext:value-type="float">
            <text:p>35,347</text:p>
          </table:table-cell>
          <table:table-cell office:value-type="float" office:value="44.391" calcext:value-type="float">
            <text:p>44,391</text:p>
          </table:table-cell>
          <table:table-cell office:value-type="float" office:value="44.195" calcext:value-type="float">
            <text:p>44,195</text:p>
          </table:table-cell>
          <table:table-cell office:value-type="float" office:value="43.92" calcext:value-type="float">
            <text:p>43,92</text:p>
          </table:table-cell>
          <table:table-cell office:value-type="float" office:value="43.723" calcext:value-type="float">
            <text:p>43,723</text:p>
          </table:table-cell>
          <table:table-cell office:value-type="float" office:value="42.502" calcext:value-type="float">
            <text:p>42,502</text:p>
          </table:table-cell>
          <table:table-cell office:value-type="float" office:value="42.541" calcext:value-type="float">
            <text:p>42,541</text:p>
          </table:table-cell>
          <table:table-cell office:value-type="float" office:value="41.167" calcext:value-type="float">
            <text:p>41,167</text:p>
          </table:table-cell>
          <table:table-cell office:value-type="float" office:value="40.972" calcext:value-type="float">
            <text:p>40,972</text:p>
          </table:table-cell>
          <table:table-cell office:value-type="float" office:value="41.204" calcext:value-type="float">
            <text:p>41,204</text:p>
          </table:table-cell>
          <table:table-cell office:value-type="float" office:value="38.749" calcext:value-type="float">
            <text:p>38,749</text:p>
          </table:table-cell>
          <table:table-cell office:value-type="float" office:value="38.885" calcext:value-type="float">
            <text:p>38,885</text:p>
          </table:table-cell>
          <table:table-cell office:value-type="float" office:value="39.523" calcext:value-type="float">
            <text:p>39,523</text:p>
          </table:table-cell>
          <table:table-cell office:value-type="float" office:value="36.938" calcext:value-type="float">
            <text:p>36,938</text:p>
          </table:table-cell>
        </table:table-row>
        <table:table-row table:style-name="ro1">
          <table:table-cell office:value-type="string" calcext:value-type="string">
            <text:p>en_tex</text:p>
          </table:table-cell>
          <table:table-cell office:value-type="float" office:value="7.963" calcext:value-type="float">
            <text:p>7,963</text:p>
          </table:table-cell>
          <table:table-cell office:value-type="float" office:value="8.167" calcext:value-type="float">
            <text:p>8,167</text:p>
          </table:table-cell>
          <table:table-cell office:value-type="float" office:value="8.012" calcext:value-type="float">
            <text:p>8,012</text:p>
          </table:table-cell>
          <table:table-cell office:value-type="float" office:value="7.94" calcext:value-type="float">
            <text:p>7,94</text:p>
          </table:table-cell>
          <table:table-cell office:value-type="float" office:value="7.937" calcext:value-type="float">
            <text:p>7,937</text:p>
          </table:table-cell>
          <table:table-cell office:value-type="float" office:value="8.101" calcext:value-type="float">
            <text:p>8,101</text:p>
          </table:table-cell>
          <table:table-cell office:value-type="float" office:value="8.175" calcext:value-type="float">
            <text:p>8,175</text:p>
          </table:table-cell>
          <table:table-cell office:value-type="float" office:value="13.743" calcext:value-type="float">
            <text:p>13,743</text:p>
          </table:table-cell>
          <table:table-cell office:value-type="float" office:value="13.81" calcext:value-type="float">
            <text:p>13,81</text:p>
          </table:table-cell>
          <table:table-cell office:value-type="float" office:value="9.426" calcext:value-type="float">
            <text:p>9,426</text:p>
          </table:table-cell>
          <table:table-cell office:value-type="float" office:value="7.225" calcext:value-type="float">
            <text:p>7,225</text:p>
          </table:table-cell>
          <table:table-cell office:value-type="float" office:value="7.378" calcext:value-type="float">
            <text:p>7,378</text:p>
          </table:table-cell>
          <table:table-cell office:value-type="float" office:value="7.284" calcext:value-type="float">
            <text:p>7,284</text:p>
          </table:table-cell>
          <table:table-cell office:value-type="float" office:value="6.967" calcext:value-type="float">
            <text:p>6,967</text:p>
          </table:table-cell>
        </table:table-row>
        <table:table-row table:style-name="ro1">
          <table:table-cell office:value-type="string" calcext:value-type="string">
            <text:p>en_all</text:p>
          </table:table-cell>
          <table:table-cell office:value-type="float" office:value="61.552" calcext:value-type="float">
            <text:p>61,552</text:p>
          </table:table-cell>
          <table:table-cell office:value-type="float" office:value="75.984" calcext:value-type="float">
            <text:p>75,984</text:p>
          </table:table-cell>
          <table:table-cell office:value-type="float" office:value="77.091" calcext:value-type="float">
            <text:p>77,091</text:p>
          </table:table-cell>
          <table:table-cell office:value-type="float" office:value="75.998" calcext:value-type="float">
            <text:p>75,998</text:p>
          </table:table-cell>
          <table:table-cell office:value-type="float" office:value="75.867" calcext:value-type="float">
            <text:p>75,867</text:p>
          </table:table-cell>
          <table:table-cell office:value-type="float" office:value="74.487" calcext:value-type="float">
            <text:p>74,487</text:p>
          </table:table-cell>
          <table:table-cell office:value-type="float" office:value="73.722" calcext:value-type="float">
            <text:p>73,722</text:p>
          </table:table-cell>
          <table:table-cell office:value-type="float" office:value="77.411" calcext:value-type="float">
            <text:p>77,411</text:p>
          </table:table-cell>
          <table:table-cell office:value-type="float" office:value="76.32" calcext:value-type="float">
            <text:p>76,32</text:p>
          </table:table-cell>
          <table:table-cell office:value-type="float" office:value="60.249" calcext:value-type="float">
            <text:p>60,249</text:p>
          </table:table-cell>
          <table:table-cell office:value-type="float" office:value="57.722" calcext:value-type="float">
            <text:p>57,722</text:p>
          </table:table-cell>
          <table:table-cell office:value-type="float" office:value="56.951" calcext:value-type="float">
            <text:p>56,951</text:p>
          </table:table-cell>
          <table:table-cell office:value-type="float" office:value="58.356" calcext:value-type="float">
            <text:p>58,356</text:p>
          </table:table-cell>
          <table:table-cell office:value-type="float" office:value="54.764" calcext:value-type="float">
            <text:p>54,764</text:p>
          </table:table-cell>
        </table:table-row>
        <table:table-row table:style-name="ro1">
          <table:table-cell office:value-type="string" calcext:value-type="string">
            <text:p>fr_html</text:p>
          </table:table-cell>
          <table:table-cell office:value-type="float" office:value="6.649" calcext:value-type="float">
            <text:p>6,649</text:p>
          </table:table-cell>
          <table:table-cell office:value-type="float" office:value="18.963" calcext:value-type="float">
            <text:p>18,963</text:p>
          </table:table-cell>
          <table:table-cell office:value-type="float" office:value="18.894" calcext:value-type="float">
            <text:p>18,894</text:p>
          </table:table-cell>
          <table:table-cell office:value-type="float" office:value="19.249" calcext:value-type="float">
            <text:p>19,249</text:p>
          </table:table-cell>
          <table:table-cell office:value-type="float" office:value="19.001" calcext:value-type="float">
            <text:p>19,001</text:p>
          </table:table-cell>
          <table:table-cell office:value-type="float" office:value="16.331" calcext:value-type="float">
            <text:p>16,331</text:p>
          </table:table-cell>
          <table:table-cell office:value-type="float" office:value="16.213" calcext:value-type="float">
            <text:p>16,213</text:p>
          </table:table-cell>
          <table:table-cell office:value-type="float" office:value="13.714" calcext:value-type="float">
            <text:p>13,714</text:p>
          </table:table-cell>
          <table:table-cell office:value-type="float" office:value="13.946" calcext:value-type="float">
            <text:p>13,946</text:p>
          </table:table-cell>
          <table:table-cell office:value-type="float" office:value="21.181" calcext:value-type="float">
            <text:p>21,181</text:p>
          </table:table-cell>
          <table:table-cell office:value-type="float" office:value="20.335" calcext:value-type="float">
            <text:p>20,335</text:p>
          </table:table-cell>
          <table:table-cell office:value-type="float" office:value="19.769" calcext:value-type="float">
            <text:p>19,769</text:p>
          </table:table-cell>
          <table:table-cell office:value-type="float" office:value="20.744" calcext:value-type="float">
            <text:p>20,744</text:p>
          </table:table-cell>
          <table:table-cell office:value-type="float" office:value="19.173" calcext:value-type="float">
            <text:p>19,173</text:p>
          </table:table-cell>
        </table:table-row>
        <table:table-row table:style-name="ro1">
          <table:table-cell office:value-type="string" calcext:value-type="string">
            <text:p>fr_epub</text:p>
          </table:table-cell>
          <table:table-cell office:value-type="float" office:value="35.774" calcext:value-type="float">
            <text:p>35,774</text:p>
          </table:table-cell>
          <table:table-cell office:value-type="float" office:value="47.27" calcext:value-type="float">
            <text:p>47,27</text:p>
          </table:table-cell>
          <table:table-cell office:value-type="float" office:value="46.897" calcext:value-type="float">
            <text:p>46,897</text:p>
          </table:table-cell>
          <table:table-cell office:value-type="float" office:value="48.492" calcext:value-type="float">
            <text:p>48,492</text:p>
          </table:table-cell>
          <table:table-cell office:value-type="float" office:value="46.61" calcext:value-type="float">
            <text:p>46,61</text:p>
          </table:table-cell>
          <table:table-cell office:value-type="float" office:value="44.932" calcext:value-type="float">
            <text:p>44,932</text:p>
          </table:table-cell>
          <table:table-cell office:value-type="float" office:value="44.209" calcext:value-type="float">
            <text:p>44,209</text:p>
          </table:table-cell>
          <table:table-cell office:value-type="float" office:value="42.298" calcext:value-type="float">
            <text:p>42,298</text:p>
          </table:table-cell>
          <table:table-cell office:value-type="float" office:value="42.064" calcext:value-type="float">
            <text:p>42,064</text:p>
          </table:table-cell>
          <table:table-cell office:value-type="float" office:value="51.103" calcext:value-type="float">
            <text:p>51,103</text:p>
          </table:table-cell>
          <table:table-cell office:value-type="float" office:value="51.074" calcext:value-type="float">
            <text:p>51,074</text:p>
          </table:table-cell>
          <table:table-cell office:value-type="float" office:value="49.751" calcext:value-type="float">
            <text:p>49,751</text:p>
          </table:table-cell>
          <table:table-cell office:value-type="float" office:value="50.271" calcext:value-type="float">
            <text:p>50,271</text:p>
          </table:table-cell>
          <table:table-cell office:value-type="float" office:value="49.262" calcext:value-type="float">
            <text:p>49,262</text:p>
          </table:table-cell>
        </table:table-row>
        <table:table-row table:style-name="ro1">
          <table:table-cell office:value-type="string" calcext:value-type="string">
            <text:p>fr_tex</text:p>
          </table:table-cell>
          <table:table-cell office:value-type="float" office:value="8.254" calcext:value-type="float">
            <text:p>8,254</text:p>
          </table:table-cell>
          <table:table-cell office:value-type="float" office:value="8.153" calcext:value-type="float">
            <text:p>8,153</text:p>
          </table:table-cell>
          <table:table-cell office:value-type="float" office:value="8.025" calcext:value-type="float">
            <text:p>8,025</text:p>
          </table:table-cell>
          <table:table-cell office:value-type="float" office:value="8.125" calcext:value-type="float">
            <text:p>8,125</text:p>
          </table:table-cell>
          <table:table-cell office:value-type="float" office:value="7.915" calcext:value-type="float">
            <text:p>7,915</text:p>
          </table:table-cell>
          <table:table-cell office:value-type="float" office:value="8.092" calcext:value-type="float">
            <text:p>8,092</text:p>
          </table:table-cell>
          <table:table-cell office:value-type="float" office:value="8.204" calcext:value-type="float">
            <text:p>8,204</text:p>
          </table:table-cell>
          <table:table-cell office:value-type="float" office:value="14.072" calcext:value-type="float">
            <text:p>14,072</text:p>
          </table:table-cell>
          <table:table-cell office:value-type="float" office:value="14.17" calcext:value-type="float">
            <text:p>14,17</text:p>
          </table:table-cell>
          <table:table-cell office:value-type="float" office:value="14.277" calcext:value-type="float">
            <text:p>14,277</text:p>
          </table:table-cell>
          <table:table-cell office:value-type="float" office:value="13.359" calcext:value-type="float">
            <text:p>13,359</text:p>
          </table:table-cell>
          <table:table-cell office:value-type="float" office:value="13.428" calcext:value-type="float">
            <text:p>13,428</text:p>
          </table:table-cell>
          <table:table-cell office:value-type="float" office:value="13.738" calcext:value-type="float">
            <text:p>13,738</text:p>
          </table:table-cell>
          <table:table-cell office:value-type="float" office:value="13.065" calcext:value-type="float">
            <text:p>13,065</text:p>
          </table:table-cell>
        </table:table-row>
        <table:table-row table:style-name="ro1">
          <table:table-cell office:value-type="string" calcext:value-type="string">
            <text:p>fr_all</text:p>
          </table:table-cell>
          <table:table-cell office:value-type="float" office:value="63.309" calcext:value-type="float">
            <text:p>63,309</text:p>
          </table:table-cell>
          <table:table-cell office:value-type="float" office:value="82.557" calcext:value-type="float">
            <text:p>82,557</text:p>
          </table:table-cell>
          <table:table-cell office:value-type="float" office:value="82.194" calcext:value-type="float">
            <text:p>82,194</text:p>
          </table:table-cell>
          <table:table-cell office:value-type="float" office:value="80.996" calcext:value-type="float">
            <text:p>80,996</text:p>
          </table:table-cell>
          <table:table-cell office:value-type="float" office:value="82.212" calcext:value-type="float">
            <text:p>82,212</text:p>
          </table:table-cell>
          <table:table-cell office:value-type="float" office:value="81.296" calcext:value-type="float">
            <text:p>81,296</text:p>
          </table:table-cell>
          <table:table-cell office:value-type="float" office:value="79.87" calcext:value-type="float">
            <text:p>79,87</text:p>
          </table:table-cell>
          <table:table-cell office:value-type="float" office:value="80.287" calcext:value-type="float">
            <text:p>80,287</text:p>
          </table:table-cell>
          <table:table-cell office:value-type="float" office:value="78.855" calcext:value-type="float">
            <text:p>78,855</text:p>
          </table:table-cell>
          <table:table-cell office:value-type="float" office:value="83.506" calcext:value-type="float">
            <text:p>83,506</text:p>
          </table:table-cell>
          <table:table-cell office:value-type="float" office:value="74.956" calcext:value-type="float">
            <text:p>74,956</text:p>
          </table:table-cell>
          <table:table-cell office:value-type="float" office:value="76.466" calcext:value-type="float">
            <text:p>76,466</text:p>
          </table:table-cell>
          <table:table-cell office:value-type="float" office:value="76.059" calcext:value-type="float">
            <text:p>76,059</text:p>
          </table:table-cell>
          <table:table-cell office:value-type="float" office:value="75.407" calcext:value-type="float">
            <text:p>75,407</text:p>
          </table:table-cell>
        </table:table-row>
        <table:table-row table:style-name="ro1">
          <table:table-cell office:value-type="string" calcext:value-type="string">
            <text:p>sum_en</text:p>
          </table:table-cell>
          <table:table-cell table:formula="of:=SUM([.B3:.B5])" office:value-type="float" office:value="50.662" calcext:value-type="float">
            <text:p>50,662</text:p>
          </table:table-cell>
          <table:table-cell table:formula="of:=SUM([.C3:.C5])" office:value-type="float" office:value="68.929" calcext:value-type="float">
            <text:p>68,929</text:p>
          </table:table-cell>
          <table:table-cell table:formula="of:=SUM([.D3:.D5])" office:value-type="float" office:value="68.665" calcext:value-type="float">
            <text:p>68,665</text:p>
          </table:table-cell>
          <table:table-cell table:formula="of:=SUM([.E3:.E5])" office:value-type="float" office:value="68.34" calcext:value-type="float">
            <text:p>68,34</text:p>
          </table:table-cell>
          <table:table-cell table:formula="of:=SUM([.F3:.F5])" office:value-type="float" office:value="67.995" calcext:value-type="float">
            <text:p>67,995</text:p>
          </table:table-cell>
          <table:table-cell table:formula="of:=SUM([.G3:.G5])" office:value-type="float" office:value="65.399" calcext:value-type="float">
            <text:p>65,399</text:p>
          </table:table-cell>
          <table:table-cell table:formula="of:=SUM([.H3:.H5])" office:value-type="float" office:value="65.437" calcext:value-type="float">
            <text:p>65,437</text:p>
          </table:table-cell>
          <table:table-cell table:formula="of:=SUM([.I3:.I5])" office:value-type="float" office:value="67.905" calcext:value-type="float">
            <text:p>67,905</text:p>
          </table:table-cell>
          <table:table-cell table:formula="of:=SUM([.J3:.J5])" office:value-type="float" office:value="67.95" calcext:value-type="float">
            <text:p>67,95</text:p>
          </table:table-cell>
          <table:table-cell table:formula="of:=SUM([.K3:.K5])" office:value-type="float" office:value="62.094" calcext:value-type="float">
            <text:p>62,094</text:p>
          </table:table-cell>
          <table:table-cell table:formula="of:=SUM([.L3:.L5])" office:value-type="float" office:value="55.699" calcext:value-type="float">
            <text:p>55,699</text:p>
          </table:table-cell>
          <table:table-cell table:formula="of:=SUM([.M3:.M5])" office:value-type="float" office:value="56.314" calcext:value-type="float">
            <text:p>56,314</text:p>
          </table:table-cell>
          <table:table-cell table:formula="of:=SUM([.N3:.N5])" office:value-type="float" office:value="56.455" calcext:value-type="float">
            <text:p>56,455</text:p>
          </table:table-cell>
          <table:table-cell table:formula="of:=SUM([.O3:.O5])" office:value-type="float" office:value="53.192" calcext:value-type="float">
            <text:p>53,192</text:p>
          </table:table-cell>
        </table:table-row>
        <table:table-row table:style-name="ro1">
          <table:table-cell office:value-type="string" calcext:value-type="string">
            <text:p>sum_fr</text:p>
          </table:table-cell>
          <table:table-cell table:formula="of:=SUM([.B7:.B9])" office:value-type="float" office:value="50.677" calcext:value-type="float">
            <text:p>50,677</text:p>
          </table:table-cell>
          <table:table-cell table:formula="of:=SUM([.C7:.C9])" office:value-type="float" office:value="74.386" calcext:value-type="float">
            <text:p>74,386</text:p>
          </table:table-cell>
          <table:table-cell table:formula="of:=SUM([.D7:.D9])" office:value-type="float" office:value="73.816" calcext:value-type="float">
            <text:p>73,816</text:p>
          </table:table-cell>
          <table:table-cell table:formula="of:=SUM([.E7:.E9])" office:value-type="float" office:value="75.866" calcext:value-type="float">
            <text:p>75,866</text:p>
          </table:table-cell>
          <table:table-cell table:formula="of:=SUM([.F7:.F9])" office:value-type="float" office:value="73.526" calcext:value-type="float">
            <text:p>73,526</text:p>
          </table:table-cell>
          <table:table-cell table:formula="of:=SUM([.G7:.G9])" office:value-type="float" office:value="69.355" calcext:value-type="float">
            <text:p>69,355</text:p>
          </table:table-cell>
          <table:table-cell table:formula="of:=SUM([.H7:.H9])" office:value-type="float" office:value="68.626" calcext:value-type="float">
            <text:p>68,626</text:p>
          </table:table-cell>
          <table:table-cell table:formula="of:=SUM([.I7:.I9])" office:value-type="float" office:value="70.084" calcext:value-type="float">
            <text:p>70,084</text:p>
          </table:table-cell>
          <table:table-cell table:formula="of:=SUM([.J7:.J9])" office:value-type="float" office:value="70.18" calcext:value-type="float">
            <text:p>70,18</text:p>
          </table:table-cell>
          <table:table-cell table:formula="of:=SUM([.K7:.K9])" office:value-type="float" office:value="86.561" calcext:value-type="float">
            <text:p>86,561</text:p>
          </table:table-cell>
          <table:table-cell table:formula="of:=SUM([.L7:.L9])" office:value-type="float" office:value="84.768" calcext:value-type="float">
            <text:p>84,768</text:p>
          </table:table-cell>
          <table:table-cell table:formula="of:=SUM([.M7:.M9])" office:value-type="float" office:value="82.948" calcext:value-type="float">
            <text:p>82,948</text:p>
          </table:table-cell>
          <table:table-cell table:formula="of:=SUM([.N7:.N9])" office:value-type="float" office:value="84.753" calcext:value-type="float">
            <text:p>84,753</text:p>
          </table:table-cell>
          <table:table-cell table:formula="of:=SUM([.O7:.O9])" office:value-type="float" office:value="81.5" calcext:value-type="float">
            <text:p>81,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mment</text:p>
          </table:table-cell>
          <table:table-cell table:number-columns-repeated="5"/>
          <table:table-cell office:value-type="string" calcext:value-type="string">
            <text:p>mustache</text:p>
          </table:table-cell>
          <table:table-cell office:value-type="string" calcext:value-type="string">
            <text:p>update pulldown-cmark</text:p>
          </table:table-cell>
          <table:table-cell table:number-columns-repeated="2"/>
          <table:table-cell office:value-type="string" calcext:value-type="string">
            <text:p>french cleaning is more elabo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d nightly-2016-09-2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 style:data-style-name="N2" text:time-value="02:46:55.654087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se </meta:initial-creator>
    <meta:creation-date>2016-09-24T17:50:35.764712767</meta:creation-date>
    <dc:date>2016-11-19T02:53:47.882396115</dc:date>
    <dc:creator>Lise </dc:creator>
    <meta:editing-duration>P12DT23H33M40S</meta:editing-duration>
    <meta:editing-cycles>34</meta:editing-cycles>
    <meta:generator>LibreOffice/5.2.3.3$Linux_X86_64 LibreOffice_project/20m0$Build-3</meta:generator>
    <meta:document-statistic meta:table-count="1" meta:cell-count="1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Sheet1.B1:Sheet1.O1 Sheet1.A11:Sheet1.O12" chart:data-source-has-labels="both" svg:x="0.32cm" svg:y="0.18cm" svg:width="12.799cm" svg:height="8.64cm">
          <chartooo:coordinate-region svg:x="0.941cm" svg:y="0.18cm" svg:width="11.851cm" svg:height="7.237cm"/>
          <chart:axis chart:dimension="x" chart:name="primary-x" chart:style-name="ch4" chartooo:axis-type="auto">
            <chartooo:date-scale/>
            <chart:categories table:cell-range-address="Sheet1.B1:Sheet1.O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1:Sheet1.O11" chart:label-cell-address="Sheet1.A11:Sheet1.A11" chart:class="chart:line">
            <chart:data-point chart:repeated="14"/>
          </chart:series>
          <chart:series chart:style-name="ch7" chart:values-cell-range-address="Sheet1.B12:Sheet1.O12" chart:label-cell-address="Sheet1.A12:Sheet1.A12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.0</text:p>
                <draw:g>
                  <svg:desc>Sheet1.B1:Sheet1.O1</svg:desc>
                </draw:g>
              </table:table-cell>
              <table:table-cell office:value-type="string">
                <text:p>0.2.0</text:p>
              </table:table-cell>
              <table:table-cell office:value-type="string">
                <text:p>0.2.1</text:p>
              </table:table-cell>
              <table:table-cell office:value-type="string">
                <text:p>0.3.0</text:p>
              </table:table-cell>
              <table:table-cell office:value-type="string">
                <text:p>0.4.0</text:p>
              </table:table-cell>
              <table:table-cell office:value-type="string">
                <text:p>0.5.0</text:p>
              </table:table-cell>
              <table:table-cell office:value-type="string">
                <text:p>0.5.1</text:p>
              </table:table-cell>
              <table:table-cell office:value-type="string">
                <text:p>0.6.0</text:p>
              </table:table-cell>
              <table:table-cell office:value-type="string">
                <text:p>0.7.0</text:p>
              </table:table-cell>
              <table:table-cell office:value-type="string">
                <text:p>0.9.1</text:p>
              </table:table-cell>
              <table:table-cell office:value-type="string">
                <text:p>0.10.0</text:p>
              </table:table-cell>
              <table:table-cell office:value-type="string">
                <text:p>0.10.1</text:p>
              </table:table-cell>
              <table:table-cell office:value-type="string">
                <text:p>0.10.2</text:p>
              </table:table-cell>
              <table:table-cell office:value-type="string">
                <text:p>0.10.3</text:p>
              </table:table-cell>
            </table:table-row>
          </table:table-header-rows>
          <table:table-rows>
            <table:table-row>
              <table:table-cell office:value-type="string">
                <text:p>sum_en</text:p>
                <draw:g>
                  <svg:desc>Sheet1.A11:Sheet1.A11</svg:desc>
                </draw:g>
              </table:table-cell>
              <table:table-cell office:value-type="float" office:value="50.662">
                <text:p>50.662</text:p>
                <draw:g>
                  <svg:desc>Sheet1.B11:Sheet1.O11</svg:desc>
                </draw:g>
              </table:table-cell>
              <table:table-cell office:value-type="float" office:value="68.929">
                <text:p>68.929</text:p>
              </table:table-cell>
              <table:table-cell office:value-type="float" office:value="68.665">
                <text:p>68.665</text:p>
              </table:table-cell>
              <table:table-cell office:value-type="float" office:value="68.34">
                <text:p>68.34</text:p>
              </table:table-cell>
              <table:table-cell office:value-type="float" office:value="67.995">
                <text:p>67.995</text:p>
              </table:table-cell>
              <table:table-cell office:value-type="float" office:value="65.399">
                <text:p>65.399</text:p>
              </table:table-cell>
              <table:table-cell office:value-type="float" office:value="65.437">
                <text:p>65.437</text:p>
              </table:table-cell>
              <table:table-cell office:value-type="float" office:value="67.905">
                <text:p>67.905</text:p>
              </table:table-cell>
              <table:table-cell office:value-type="float" office:value="67.95">
                <text:p>67.95</text:p>
              </table:table-cell>
              <table:table-cell office:value-type="float" office:value="62.094">
                <text:p>62.094</text:p>
              </table:table-cell>
              <table:table-cell office:value-type="float" office:value="55.699">
                <text:p>55.699</text:p>
              </table:table-cell>
              <table:table-cell office:value-type="float" office:value="56.314">
                <text:p>56.314</text:p>
              </table:table-cell>
              <table:table-cell office:value-type="float" office:value="56.455">
                <text:p>56.455</text:p>
              </table:table-cell>
              <table:table-cell office:value-type="float" office:value="53.192">
                <text:p>53.192</text:p>
              </table:table-cell>
            </table:table-row>
            <table:table-row>
              <table:table-cell office:value-type="string">
                <text:p>sum_fr</text:p>
                <draw:g>
                  <svg:desc>Sheet1.A12:Sheet1.A12</svg:desc>
                </draw:g>
              </table:table-cell>
              <table:table-cell office:value-type="float" office:value="50.677">
                <text:p>50.677</text:p>
                <draw:g>
                  <svg:desc>Sheet1.B12:Sheet1.O12</svg:desc>
                </draw:g>
              </table:table-cell>
              <table:table-cell office:value-type="float" office:value="74.386">
                <text:p>74.386</text:p>
              </table:table-cell>
              <table:table-cell office:value-type="float" office:value="73.816">
                <text:p>73.816</text:p>
              </table:table-cell>
              <table:table-cell office:value-type="float" office:value="75.866">
                <text:p>75.866</text:p>
              </table:table-cell>
              <table:table-cell office:value-type="float" office:value="73.526">
                <text:p>73.526</text:p>
              </table:table-cell>
              <table:table-cell office:value-type="float" office:value="69.355">
                <text:p>69.355</text:p>
              </table:table-cell>
              <table:table-cell office:value-type="float" office:value="68.626">
                <text:p>68.626</text:p>
              </table:table-cell>
              <table:table-cell office:value-type="float" office:value="70.084">
                <text:p>70.084</text:p>
              </table:table-cell>
              <table:table-cell office:value-type="float" office:value="70.18">
                <text:p>70.18</text:p>
              </table:table-cell>
              <table:table-cell office:value-type="float" office:value="86.561">
                <text:p>86.561</text:p>
              </table:table-cell>
              <table:table-cell office:value-type="float" office:value="84.768">
                <text:p>84.768</text:p>
              </table:table-cell>
              <table:table-cell office:value-type="float" office:value="82.948">
                <text:p>82.948</text:p>
              </table:table-cell>
              <table:table-cell office:value-type="float" office:value="84.753">
                <text:p>84.753</text:p>
              </table:table-cell>
              <table:table-cell office:value-type="float" office:value="81.5">
                <text:p>8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2.209cm" style:legend-expansion="high" chart:style-name="ch2"/>
        <chart:plot-area chart:style-name="ch3" table:cell-range-address="Sheet1.A1:Sheet1.O10" chart:data-source-has-labels="both" svg:x="0.32cm" svg:y="0.18cm" svg:width="12.243cm" svg:height="8.64cm">
          <chartooo:coordinate-region svg:x="0.941cm" svg:y="0.18cm" svg:width="11.417cm" svg:height="7.237cm"/>
          <chart:axis chart:dimension="x" chart:name="primary-x" chart:style-name="ch4" chartooo:axis-type="auto">
            <chartooo:date-scale/>
            <chart:categories table:cell-range-address="Sheet1.B1:Sheet1.O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O2" chart:label-cell-address="Sheet1.A2:Sheet1.A2" chart:class="chart:line">
            <chart:data-point chart:repeated="14"/>
          </chart:series>
          <chart:series chart:style-name="ch7" chart:values-cell-range-address="Sheet1.B3:Sheet1.O3" chart:label-cell-address="Sheet1.A3:Sheet1.A3" chart:class="chart:line">
            <chart:data-point chart:repeated="14"/>
          </chart:series>
          <chart:series chart:style-name="ch8" chart:values-cell-range-address="Sheet1.B4:Sheet1.O4" chart:label-cell-address="Sheet1.A4:Sheet1.A4" chart:class="chart:line">
            <chart:data-point chart:repeated="14"/>
          </chart:series>
          <chart:series chart:style-name="ch9" chart:values-cell-range-address="Sheet1.B5:Sheet1.O5" chart:label-cell-address="Sheet1.A5:Sheet1.A5" chart:class="chart:line">
            <chart:data-point chart:repeated="14"/>
          </chart:series>
          <chart:series chart:style-name="ch10" chart:values-cell-range-address="Sheet1.B6:Sheet1.O6" chart:label-cell-address="Sheet1.A6:Sheet1.A6" chart:class="chart:line">
            <chart:data-point chart:repeated="14"/>
          </chart:series>
          <chart:series chart:style-name="ch11" chart:values-cell-range-address="Sheet1.B7:Sheet1.O7" chart:label-cell-address="Sheet1.A7:Sheet1.A7" chart:class="chart:line">
            <chart:data-point chart:repeated="14"/>
          </chart:series>
          <chart:series chart:style-name="ch12" chart:values-cell-range-address="Sheet1.B8:Sheet1.O8" chart:label-cell-address="Sheet1.A8:Sheet1.A8" chart:class="chart:line">
            <chart:data-point chart:repeated="14"/>
          </chart:series>
          <chart:series chart:style-name="ch13" chart:values-cell-range-address="Sheet1.B9:Sheet1.O9" chart:label-cell-address="Sheet1.A9:Sheet1.A9" chart:class="chart:line">
            <chart:data-point chart:repeated="14"/>
          </chart:series>
          <chart:series chart:style-name="ch14" chart:values-cell-range-address="Sheet1.B10:Sheet1.O10" chart:label-cell-address="Sheet1.A10:Sheet1.A10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.0</text:p>
                <draw:g>
                  <svg:desc>Sheet1.B1:Sheet1.O1</svg:desc>
                </draw:g>
              </table:table-cell>
              <table:table-cell office:value-type="string">
                <text:p>0.2.0</text:p>
              </table:table-cell>
              <table:table-cell office:value-type="string">
                <text:p>0.2.1</text:p>
              </table:table-cell>
              <table:table-cell office:value-type="string">
                <text:p>0.3.0</text:p>
              </table:table-cell>
              <table:table-cell office:value-type="string">
                <text:p>0.4.0</text:p>
              </table:table-cell>
              <table:table-cell office:value-type="string">
                <text:p>0.5.0</text:p>
              </table:table-cell>
              <table:table-cell office:value-type="string">
                <text:p>0.5.1</text:p>
              </table:table-cell>
              <table:table-cell office:value-type="string">
                <text:p>0.6.0</text:p>
              </table:table-cell>
              <table:table-cell office:value-type="string">
                <text:p>0.7.0</text:p>
              </table:table-cell>
              <table:table-cell office:value-type="string">
                <text:p>0.9.1</text:p>
              </table:table-cell>
              <table:table-cell office:value-type="string">
                <text:p>0.10.0</text:p>
              </table:table-cell>
              <table:table-cell office:value-type="string">
                <text:p>0.10.1</text:p>
              </table:table-cell>
              <table:table-cell office:value-type="string">
                <text:p>0.10.2</text:p>
              </table:table-cell>
              <table:table-cell office:value-type="string">
                <text:p>0.10.3</text:p>
              </table:table-cell>
            </table:table-row>
          </table:table-header-rows>
          <table:table-rows>
            <table:table-row>
              <table:table-cell office:value-type="string">
                <text:p>parse_book</text:p>
                <draw:g>
                  <svg:desc>Sheet1.A2:Sheet1.A2</svg:desc>
                </draw:g>
              </table:table-cell>
              <table:table-cell office:value-type="float" office:value="9.159">
                <text:p>9.159</text:p>
                <draw:g>
                  <svg:desc>Sheet1.B2:Sheet1.O2</svg:desc>
                </draw:g>
              </table:table-cell>
              <table:table-cell office:value-type="float" office:value="5.574">
                <text:p>5.574</text:p>
              </table:table-cell>
              <table:table-cell office:value-type="float" office:value="5.499">
                <text:p>5.499</text:p>
              </table:table-cell>
              <table:table-cell office:value-type="float" office:value="5.47">
                <text:p>5.47</text:p>
              </table:table-cell>
              <table:table-cell office:value-type="float" office:value="5.852">
                <text:p>5.852</text:p>
              </table:table-cell>
              <table:table-cell office:value-type="float" office:value="6.254">
                <text:p>6.254</text:p>
              </table:table-cell>
              <table:table-cell office:value-type="float" office:value="6.184">
                <text:p>6.184</text:p>
              </table:table-cell>
              <table:table-cell office:value-type="float" office:value="6.179">
                <text:p>6.179</text:p>
              </table:table-cell>
              <table:table-cell office:value-type="float" office:value="6.253">
                <text:p>6.253</text:p>
              </table:table-cell>
              <table:table-cell office:value-type="float" office:value="6.992">
                <text:p>6.992</text:p>
              </table:table-cell>
              <table:table-cell office:value-type="float" office:value="7.649">
                <text:p>7.649</text:p>
              </table:table-cell>
              <table:table-cell office:value-type="float" office:value="7.079">
                <text:p>7.079</text:p>
              </table:table-cell>
              <table:table-cell office:value-type="float" office:value="7.551">
                <text:p>7.551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en_html</text:p>
                <draw:g>
                  <svg:desc>Sheet1.A3:Sheet1.A3</svg:desc>
                </draw:g>
              </table:table-cell>
              <table:table-cell office:value-type="float" office:value="7.352">
                <text:p>7.352</text:p>
                <draw:g>
                  <svg:desc>Sheet1.B3:Sheet1.O3</svg:desc>
                </draw:g>
              </table:table-cell>
              <table:table-cell office:value-type="float" office:value="16.371">
                <text:p>16.371</text:p>
              </table:table-cell>
              <table:table-cell office:value-type="float" office:value="16.458">
                <text:p>16.458</text:p>
              </table:table-cell>
              <table:table-cell office:value-type="float" office:value="16.48">
                <text:p>16.48</text:p>
              </table:table-cell>
              <table:table-cell office:value-type="float" office:value="16.335">
                <text:p>16.335</text:p>
              </table:table-cell>
              <table:table-cell office:value-type="float" office:value="14.796">
                <text:p>14.796</text:p>
              </table:table-cell>
              <table:table-cell office:value-type="float" office:value="14.721">
                <text:p>14.721</text:p>
              </table:table-cell>
              <table:table-cell office:value-type="float" office:value="12.995">
                <text:p>12.995</text:p>
              </table:table-cell>
              <table:table-cell office:value-type="float" office:value="13.168">
                <text:p>13.168</text:p>
              </table:table-cell>
              <table:table-cell office:value-type="float" office:value="11.464">
                <text:p>11.464</text:p>
              </table:table-cell>
              <table:table-cell office:value-type="float" office:value="9.725">
                <text:p>9.725</text:p>
              </table:table-cell>
              <table:table-cell office:value-type="float" office:value="10.051">
                <text:p>10.051</text:p>
              </table:table-cell>
              <table:table-cell office:value-type="float" office:value="9.648">
                <text:p>9.648</text:p>
              </table:table-cell>
              <table:table-cell office:value-type="float" office:value="9.287">
                <text:p>9.287</text:p>
              </table:table-cell>
            </table:table-row>
            <table:table-row>
              <table:table-cell office:value-type="string">
                <text:p>en_epub</text:p>
                <draw:g>
                  <svg:desc>Sheet1.A4:Sheet1.A4</svg:desc>
                </draw:g>
              </table:table-cell>
              <table:table-cell office:value-type="float" office:value="35.347">
                <text:p>35.347</text:p>
                <draw:g>
                  <svg:desc>Sheet1.B4:Sheet1.O4</svg:desc>
                </draw:g>
              </table:table-cell>
              <table:table-cell office:value-type="float" office:value="44.391">
                <text:p>44.391</text:p>
              </table:table-cell>
              <table:table-cell office:value-type="float" office:value="44.195">
                <text:p>44.195</text:p>
              </table:table-cell>
              <table:table-cell office:value-type="float" office:value="43.92">
                <text:p>43.92</text:p>
              </table:table-cell>
              <table:table-cell office:value-type="float" office:value="43.723">
                <text:p>43.723</text:p>
              </table:table-cell>
              <table:table-cell office:value-type="float" office:value="42.502">
                <text:p>42.502</text:p>
              </table:table-cell>
              <table:table-cell office:value-type="float" office:value="42.541">
                <text:p>42.541</text:p>
              </table:table-cell>
              <table:table-cell office:value-type="float" office:value="41.167">
                <text:p>41.167</text:p>
              </table:table-cell>
              <table:table-cell office:value-type="float" office:value="40.972">
                <text:p>40.972</text:p>
              </table:table-cell>
              <table:table-cell office:value-type="float" office:value="41.204">
                <text:p>41.204</text:p>
              </table:table-cell>
              <table:table-cell office:value-type="float" office:value="38.749">
                <text:p>38.749</text:p>
              </table:table-cell>
              <table:table-cell office:value-type="float" office:value="38.885">
                <text:p>38.885</text:p>
              </table:table-cell>
              <table:table-cell office:value-type="float" office:value="39.523">
                <text:p>39.523</text:p>
              </table:table-cell>
              <table:table-cell office:value-type="float" office:value="36.938">
                <text:p>36.938</text:p>
              </table:table-cell>
            </table:table-row>
            <table:table-row>
              <table:table-cell office:value-type="string">
                <text:p>en_tex</text:p>
                <draw:g>
                  <svg:desc>Sheet1.A5:Sheet1.A5</svg:desc>
                </draw:g>
              </table:table-cell>
              <table:table-cell office:value-type="float" office:value="7.963">
                <text:p>7.963</text:p>
                <draw:g>
                  <svg:desc>Sheet1.B5:Sheet1.O5</svg:desc>
                </draw:g>
              </table:table-cell>
              <table:table-cell office:value-type="float" office:value="8.167">
                <text:p>8.167</text:p>
              </table:table-cell>
              <table:table-cell office:value-type="float" office:value="8.012">
                <text:p>8.012</text:p>
              </table:table-cell>
              <table:table-cell office:value-type="float" office:value="7.94">
                <text:p>7.94</text:p>
              </table:table-cell>
              <table:table-cell office:value-type="float" office:value="7.937">
                <text:p>7.937</text:p>
              </table:table-cell>
              <table:table-cell office:value-type="float" office:value="8.101">
                <text:p>8.101</text:p>
              </table:table-cell>
              <table:table-cell office:value-type="float" office:value="8.175">
                <text:p>8.175</text:p>
              </table:table-cell>
              <table:table-cell office:value-type="float" office:value="13.743">
                <text:p>13.743</text:p>
              </table:table-cell>
              <table:table-cell office:value-type="float" office:value="13.81">
                <text:p>13.81</text:p>
              </table:table-cell>
              <table:table-cell office:value-type="float" office:value="9.426">
                <text:p>9.426</text:p>
              </table:table-cell>
              <table:table-cell office:value-type="float" office:value="7.225">
                <text:p>7.225</text:p>
              </table:table-cell>
              <table:table-cell office:value-type="float" office:value="7.378">
                <text:p>7.378</text:p>
              </table:table-cell>
              <table:table-cell office:value-type="float" office:value="7.284">
                <text:p>7.284</text:p>
              </table:table-cell>
              <table:table-cell office:value-type="float" office:value="6.967">
                <text:p>6.967</text:p>
              </table:table-cell>
            </table:table-row>
            <table:table-row>
              <table:table-cell office:value-type="string">
                <text:p>en_all</text:p>
                <draw:g>
                  <svg:desc>Sheet1.A6:Sheet1.A6</svg:desc>
                </draw:g>
              </table:table-cell>
              <table:table-cell office:value-type="float" office:value="61.552">
                <text:p>61.552</text:p>
                <draw:g>
                  <svg:desc>Sheet1.B6:Sheet1.O6</svg:desc>
                </draw:g>
              </table:table-cell>
              <table:table-cell office:value-type="float" office:value="75.984">
                <text:p>75.984</text:p>
              </table:table-cell>
              <table:table-cell office:value-type="float" office:value="77.091">
                <text:p>77.091</text:p>
              </table:table-cell>
              <table:table-cell office:value-type="float" office:value="75.998">
                <text:p>75.998</text:p>
              </table:table-cell>
              <table:table-cell office:value-type="float" office:value="75.867">
                <text:p>75.867</text:p>
              </table:table-cell>
              <table:table-cell office:value-type="float" office:value="74.487">
                <text:p>74.487</text:p>
              </table:table-cell>
              <table:table-cell office:value-type="float" office:value="73.722">
                <text:p>73.722</text:p>
              </table:table-cell>
              <table:table-cell office:value-type="float" office:value="77.411">
                <text:p>77.411</text:p>
              </table:table-cell>
              <table:table-cell office:value-type="float" office:value="76.32">
                <text:p>76.32</text:p>
              </table:table-cell>
              <table:table-cell office:value-type="float" office:value="60.249">
                <text:p>60.249</text:p>
              </table:table-cell>
              <table:table-cell office:value-type="float" office:value="57.722">
                <text:p>57.722</text:p>
              </table:table-cell>
              <table:table-cell office:value-type="float" office:value="56.951">
                <text:p>56.951</text:p>
              </table:table-cell>
              <table:table-cell office:value-type="float" office:value="58.356">
                <text:p>58.356</text:p>
              </table:table-cell>
              <table:table-cell office:value-type="float" office:value="54.764">
                <text:p>54.764</text:p>
              </table:table-cell>
            </table:table-row>
            <table:table-row>
              <table:table-cell office:value-type="string">
                <text:p>fr_html</text:p>
                <draw:g>
                  <svg:desc>Sheet1.A7:Sheet1.A7</svg:desc>
                </draw:g>
              </table:table-cell>
              <table:table-cell office:value-type="float" office:value="6.649">
                <text:p>6.649</text:p>
                <draw:g>
                  <svg:desc>Sheet1.B7:Sheet1.O7</svg:desc>
                </draw:g>
              </table:table-cell>
              <table:table-cell office:value-type="float" office:value="18.963">
                <text:p>18.963</text:p>
              </table:table-cell>
              <table:table-cell office:value-type="float" office:value="18.894">
                <text:p>18.894</text:p>
              </table:table-cell>
              <table:table-cell office:value-type="float" office:value="19.249">
                <text:p>19.249</text:p>
              </table:table-cell>
              <table:table-cell office:value-type="float" office:value="19.001">
                <text:p>19.001</text:p>
              </table:table-cell>
              <table:table-cell office:value-type="float" office:value="16.331">
                <text:p>16.331</text:p>
              </table:table-cell>
              <table:table-cell office:value-type="float" office:value="16.213">
                <text:p>16.213</text:p>
              </table:table-cell>
              <table:table-cell office:value-type="float" office:value="13.714">
                <text:p>13.714</text:p>
              </table:table-cell>
              <table:table-cell office:value-type="float" office:value="13.946">
                <text:p>13.946</text:p>
              </table:table-cell>
              <table:table-cell office:value-type="float" office:value="21.181">
                <text:p>21.181</text:p>
              </table:table-cell>
              <table:table-cell office:value-type="float" office:value="20.335">
                <text:p>20.335</text:p>
              </table:table-cell>
              <table:table-cell office:value-type="float" office:value="19.769">
                <text:p>19.769</text:p>
              </table:table-cell>
              <table:table-cell office:value-type="float" office:value="20.744">
                <text:p>20.744</text:p>
              </table:table-cell>
              <table:table-cell office:value-type="float" office:value="19.173">
                <text:p>19.173</text:p>
              </table:table-cell>
            </table:table-row>
            <table:table-row>
              <table:table-cell office:value-type="string">
                <text:p>fr_epub</text:p>
                <draw:g>
                  <svg:desc>Sheet1.A8:Sheet1.A8</svg:desc>
                </draw:g>
              </table:table-cell>
              <table:table-cell office:value-type="float" office:value="35.774">
                <text:p>35.774</text:p>
                <draw:g>
                  <svg:desc>Sheet1.B8:Sheet1.O8</svg:desc>
                </draw:g>
              </table:table-cell>
              <table:table-cell office:value-type="float" office:value="47.27">
                <text:p>47.27</text:p>
              </table:table-cell>
              <table:table-cell office:value-type="float" office:value="46.897">
                <text:p>46.897</text:p>
              </table:table-cell>
              <table:table-cell office:value-type="float" office:value="48.492">
                <text:p>48.492</text:p>
              </table:table-cell>
              <table:table-cell office:value-type="float" office:value="46.61">
                <text:p>46.61</text:p>
              </table:table-cell>
              <table:table-cell office:value-type="float" office:value="44.932">
                <text:p>44.932</text:p>
              </table:table-cell>
              <table:table-cell office:value-type="float" office:value="44.209">
                <text:p>44.209</text:p>
              </table:table-cell>
              <table:table-cell office:value-type="float" office:value="42.298">
                <text:p>42.298</text:p>
              </table:table-cell>
              <table:table-cell office:value-type="float" office:value="42.064">
                <text:p>42.064</text:p>
              </table:table-cell>
              <table:table-cell office:value-type="float" office:value="51.103">
                <text:p>51.103</text:p>
              </table:table-cell>
              <table:table-cell office:value-type="float" office:value="51.074">
                <text:p>51.074</text:p>
              </table:table-cell>
              <table:table-cell office:value-type="float" office:value="49.751">
                <text:p>49.751</text:p>
              </table:table-cell>
              <table:table-cell office:value-type="float" office:value="50.271">
                <text:p>50.271</text:p>
              </table:table-cell>
              <table:table-cell office:value-type="float" office:value="49.262">
                <text:p>49.262</text:p>
              </table:table-cell>
            </table:table-row>
            <table:table-row>
              <table:table-cell office:value-type="string">
                <text:p>fr_tex</text:p>
                <draw:g>
                  <svg:desc>Sheet1.A9:Sheet1.A9</svg:desc>
                </draw:g>
              </table:table-cell>
              <table:table-cell office:value-type="float" office:value="8.254">
                <text:p>8.254</text:p>
                <draw:g>
                  <svg:desc>Sheet1.B9:Sheet1.O9</svg:desc>
                </draw:g>
              </table:table-cell>
              <table:table-cell office:value-type="float" office:value="8.153">
                <text:p>8.153</text:p>
              </table:table-cell>
              <table:table-cell office:value-type="float" office:value="8.025">
                <text:p>8.025</text:p>
              </table:table-cell>
              <table:table-cell office:value-type="float" office:value="8.125">
                <text:p>8.125</text:p>
              </table:table-cell>
              <table:table-cell office:value-type="float" office:value="7.915">
                <text:p>7.915</text:p>
              </table:table-cell>
              <table:table-cell office:value-type="float" office:value="8.092">
                <text:p>8.092</text:p>
              </table:table-cell>
              <table:table-cell office:value-type="float" office:value="8.204">
                <text:p>8.204</text:p>
              </table:table-cell>
              <table:table-cell office:value-type="float" office:value="14.072">
                <text:p>14.072</text:p>
              </table:table-cell>
              <table:table-cell office:value-type="float" office:value="14.17">
                <text:p>14.17</text:p>
              </table:table-cell>
              <table:table-cell office:value-type="float" office:value="14.277">
                <text:p>14.277</text:p>
              </table:table-cell>
              <table:table-cell office:value-type="float" office:value="13.359">
                <text:p>13.359</text:p>
              </table:table-cell>
              <table:table-cell office:value-type="float" office:value="13.428">
                <text:p>13.428</text:p>
              </table:table-cell>
              <table:table-cell office:value-type="float" office:value="13.738">
                <text:p>13.738</text:p>
              </table:table-cell>
              <table:table-cell office:value-type="float" office:value="13.065">
                <text:p>13.065</text:p>
              </table:table-cell>
            </table:table-row>
            <table:table-row>
              <table:table-cell office:value-type="string">
                <text:p>fr_all</text:p>
                <draw:g>
                  <svg:desc>Sheet1.A10:Sheet1.A10</svg:desc>
                </draw:g>
              </table:table-cell>
              <table:table-cell office:value-type="float" office:value="63.309">
                <text:p>63.309</text:p>
                <draw:g>
                  <svg:desc>Sheet1.B10:Sheet1.O10</svg:desc>
                </draw:g>
              </table:table-cell>
              <table:table-cell office:value-type="float" office:value="82.557">
                <text:p>82.557</text:p>
              </table:table-cell>
              <table:table-cell office:value-type="float" office:value="82.194">
                <text:p>82.194</text:p>
              </table:table-cell>
              <table:table-cell office:value-type="float" office:value="80.996">
                <text:p>80.996</text:p>
              </table:table-cell>
              <table:table-cell office:value-type="float" office:value="82.212">
                <text:p>82.212</text:p>
              </table:table-cell>
              <table:table-cell office:value-type="float" office:value="81.296">
                <text:p>81.296</text:p>
              </table:table-cell>
              <table:table-cell office:value-type="float" office:value="79.87">
                <text:p>79.87</text:p>
              </table:table-cell>
              <table:table-cell office:value-type="float" office:value="80.287">
                <text:p>80.287</text:p>
              </table:table-cell>
              <table:table-cell office:value-type="float" office:value="78.855">
                <text:p>78.855</text:p>
              </table:table-cell>
              <table:table-cell office:value-type="float" office:value="83.506">
                <text:p>83.506</text:p>
              </table:table-cell>
              <table:table-cell office:value-type="float" office:value="74.956">
                <text:p>74.956</text:p>
              </table:table-cell>
              <table:table-cell office:value-type="float" office:value="76.466">
                <text:p>76.466</text:p>
              </table:table-cell>
              <table:table-cell office:value-type="float" office:value="76.059">
                <text:p>76.059</text:p>
              </table:table-cell>
              <table:table-cell office:value-type="float" office:value="75.407">
                <text:p>75.4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